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99cm" fo:margin-left="0.002cm" fo:margin-top="0cm" fo:margin-bottom="0cm" table:align="left" style:writing-mode="page"/>
    </style:style>
    <style:style style:name="Table1.A" style:family="table-column">
      <style:table-column-properties style:column-width="4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e4057" fo:padding-left="0.212cm" fo:padding-right="0.212cm" fo:padding-top="0.141cm" fo:padding-bottom="0.141cm" fo:border="0.1pt solid #666666">
        <style:background-image/>
      </style:table-cell-properties>
    </style:style>
    <style:style style:name="Table1.B2" style:family="table-cell">
      <style:table-cell-properties style:vertical-align=""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1.A8" style:family="table-cell">
      <style:table-cell-properties style:vertical-align="" fo:background-color="#4472c4" fo:padding-left="0.212cm" fo:padding-right="0.212cm" fo:padding-top="0.141cm" fo:padding-bottom="0.141cm" fo:border="0.1pt solid #666666">
        <style:background-image/>
      </style:table-cell-properties>
    </style:style>
    <style:style style:name="Table1.A9" style:family="table-cell">
      <style:table-cell-properties style:vertical-align="" fo:background-color="#d9e2f3" fo:padding-left="0.212cm" fo:padding-right="0.212cm" fo:padding-top="0.141cm" fo:padding-bottom="0.141cm" fo:border="0.1pt solid #aaaaaa">
        <style:background-image/>
      </style:table-cell-properties>
    </style:style>
    <style:style style:name="Tabla1" style:family="table">
      <style:table-properties style:width="17.999cm" fo:margin-left="0.002cm" fo:margin-top="0cm" fo:margin-bottom="0cm" fo:break-before="page" table:align="left" style:writing-mode="page"/>
    </style:style>
    <style:style style:name="Tabla1.A" style:family="table-column">
      <style:table-column-properties style:column-width="4.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2e4057" fo:padding-left="0.212cm" fo:padding-right="0.212cm" fo:padding-top="0.141cm" fo:padding-bottom="0.141cm" fo:border="0.1pt solid #666666">
        <style:background-image/>
      </style:table-cell-properties>
    </style:style>
    <style:style style:name="Tabla1.A2" style:family="table-cell">
      <style:table-cell-properties style:vertical-align="" fo:background-color="#4472c4" fo:padding-left="0.212cm" fo:padding-right="0.212cm" fo:padding-top="0.141cm" fo:padding-bottom="0.141cm" fo:border="0.1pt solid #666666">
        <style:background-image/>
      </style:table-cell-properties>
    </style:style>
    <style:style style:name="Tabla1.A3" style:family="table-cell">
      <style:table-cell-properties style:vertical-align=""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3" style:family="paragraph" style:parent-style-name="Standard">
      <style:paragraph-properties fo:margin-top="0.053cm" fo:margin-bottom="0.053cm" style:contextual-spacing="false"/>
      <style:text-properties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4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officeooo:paragraph-rsid="001f732f" style:font-name-asian="Arial1" style:font-size-asian="8pt" style:font-weight-asian="normal" style:font-name-complex="Arial1" style:font-size-complex="8pt" style:font-weight-complex="normal"/>
    </style:style>
    <style:style style:name="P5" style:family="paragraph" style:parent-style-name="List_20_Paragraph" style:list-style-name="WWNum2">
      <style:paragraph-properties fo:margin-top="0.035cm" fo:margin-bottom="0.035cm" style:contextual-spacing="false"/>
      <style:text-properties style:font-name="Arial" fo:font-size="9pt" style:font-name-asian="Arial1" style:font-size-asian="9pt" style:font-name-complex="Arial1" style:font-size-complex="9pt"/>
    </style:style>
    <style:style style:name="T1" style:family="text">
      <style:text-properties officeooo:rsid="001be1a6"/>
    </style:style>
    <style:style style:name="T2" style:family="text">
      <style:text-properties officeooo:rsid="001f73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ICLO FORMATIVO</text:p>
          </table:table-cell>
          <table:table-cell table:style-name="Table1.B2" office:value-type="string">
            <text:p text:style-name="P2">Técnico en Sistemas Microinformáticos y Redes (SMR) – CFGM</text:p>
          </table:table-cell>
          <table:table-cell table:style-name="Table1.A1" office:value-type="string">
            <text:p text:style-name="P1">CURSO</text:p>
          </table:table-cell>
          <table:table-cell table:style-name="Table1.B2" office:value-type="string">
            <text:p text:style-name="P2">2.º curso</text:p>
          </table:table-cell>
        </table:table-row>
        <table:table-row table:style-name="Table1.1">
          <table:table-cell table:style-name="Table1.A1" office:value-type="string">
            <text:p text:style-name="P1">TÍTULO</text:p>
          </table:table-cell>
          <table:table-cell table:style-name="Table1.B2" table:number-columns-spanned="3" office:value-type="string">
            <text:p text:style-name="P2">Sistemas Operativos en Red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CÓDIGO UP</text:p>
          </table:table-cell>
          <table:table-cell table:style-name="Table1.B2" office:value-type="string">
            <text:p text:style-name="P2">UP05_LS02</text:p>
          </table:table-cell>
          <table:table-cell table:style-name="Table1.A1" office:value-type="string">
            <text:p text:style-name="P1">MÓDULO</text:p>
          </table:table-cell>
          <table:table-cell table:style-name="Table1.B2" office:value-type="string">
            <text:p text:style-name="P2">0224 – Sistemas Operativos en Red</text:p>
          </table:table-cell>
        </table:table-row>
        <table:table-row table:style-name="Table1.1">
          <table:table-cell table:style-name="Table1.A1" office:value-type="string">
            <text:p text:style-name="P1">DESCRIPCIÓN</text:p>
          </table:table-cell>
          <table:table-cell table:style-name="Table1.B2" table:number-columns-spanned="3" office:value-type="string">
            <text:p text:style-name="P2">Introducción al protocolo LDAP y al modelo de directorio. Estructura del árbol DIT, esquemas y clases de objetos. Instalación y configuración básica de OpenLDAP en Ubuntu Server 20.04. Gestión de entradas mediante utilidades de línea de comandos ldapadd, ldapsearch y ldapmodify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HORAS</text:p>
          </table:table-cell>
          <table:table-cell table:style-name="Table1.B2" office:value-type="string">
            <text:p text:style-name="P2">4</text:p>
          </table:table-cell>
          <table:table-cell table:style-name="Table1.A1" office:value-type="string">
            <text:p text:style-name="P1">TEMPORALIZACIÓN</text:p>
          </table:table-cell>
          <table:table-cell table:style-name="Table1.B2" office:value-type="string">
            <text:p text:style-name="P4">2.do trimestre – semana <text:span text:style-name="T1">2</text:span><text:span text:style-name="T2">1-22</text:span></text:p>
          </table:table-cell>
        </table:table-row>
        <table:table-row table:style-name="Table1.1">
          <table:table-cell table:style-name="Table1.A1" office:value-type="string">
            <text:p text:style-name="P1">PCCF</text:p>
          </table:table-cell>
          <table:table-cell table:style-name="Table1.B2" table:number-columns-spanned="3" office:value-type="string">
            <text:p text:style-name="P3">Marco normativo aplicable (curso 2025-26, Comunitat Valenciana):</text:p>
            <text:p text:style-name="P3">· LO 3/2022, de 31 de marzo (LOIFP)</text:p>
            <text:p text:style-name="P3">· RD 659/2023, de 18 de julio</text:p>
            <text:p text:style-name="P3">· RD 1691/2007, de 14 de diciembre, modificado por RD 499/2024, de 21 de mayo</text:p>
            <text:p text:style-name="P3">· Decreto 114/2025, de 29 de julio, del Consell (DOGV 04.08.2025)</text:p>
            <text:p text:style-name="P3">· Resolución de 17 de julio de 2025 (instrucciones 2025-26 GVA)</text:p>
            <text:p text:style-name="P3">Estándares de competencia: UC0219_2 · UC0958_2 · UC0959_2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1">RESULTADOS DE APRENDIZAJE (RA)</text:p>
          </table:table-cell>
          <table:covered-table-cell/>
          <table:table-cell table:style-name="Table1.A8" table:number-columns-spanned="2" office:value-type="string">
            <text:p text:style-name="P1">CRITERIOS DE EVALUACIÓN (CE)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RA5 – Realiza tareas de monitorización y uso del sistema operativo en red, describiendo las herramientas utilizadas e identificando las principales incidencias.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5">d) Se ha gestionado el servicio de directorio para autenticar y autorizar usuarios.</text:p>
              </text:list-item>
              <text:list-item>
                <text:p text:style-name="P5">e) Se han utilizado herramientas para la gestión del servicio de directorio.</text:p>
              </text:list-item>
              <text:list-item>
                <text:p text:style-name="P5">f) Se han descrito los procesos de monitorización y uso del sistema.</text:p>
              </text:list-item>
              <text:list-item>
                <text:p text:style-name="P5">g) Se han detectado y resuelto las incidencias producidas en la monitorización y uso del sistema.</text:p>
              </text:list-item>
            </text:list>
          </table:table-cell>
          <table:covered-table-cell/>
        </table:table-row>
      </table:table>
      <text:p text:style-name="Text_20_body"/>
      <table:table table:name="Tabla1" table:style-name="Tabla1">
        <table:table-column table:style-name="Tabla1.A" table:number-columns-repeated="4"/>
        <table:table-row table:style-name="Tabla1.1">
          <table:table-cell table:style-name="Tabla1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">COMPETENCIAS PROFESIONALES</text:p>
          </table:table-cell>
          <table:covered-table-cell/>
          <table:table-cell table:style-name="Tabla1.A2" table:number-columns-spanned="2" office:value-type="string">
            <text:p text:style-name="P1">COMPETENCIAS PARA LA OCUPACIÓN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text:continue-numbering="true" text:style-name="WWNum2">
              <text:list-item>
                <text:p text:style-name="P5">a) Determinar la logística asociada a las operaciones de instalación, configuración y mantenimiento de sistemas microinformáticos, interpretando la documentación técnica asociada y organizando los recursos necesarios.</text:p>
              </text:list-item>
              <text:list-item>
                <text:p text:style-name="P5">b) Instalar y configurar sistemas operativos y aplicaciones informáticas, asegurando su funcionamiento en condiciones de calidad y seguridad.</text:p>
              </text:list-item>
              <text:list-item>
                <text:p text:style-name="P5">e) Instalar y configurar redes locales cableadas, inalámbricas o mixtas y su conexión a redes públicas, asegurando su funcionamiento en condiciones de calidad y seguridad.</text:p>
              </text:list-item>
              <text:list-item>
                <text:p text:style-name="P5">f) Instalar, configurar y mantener servicios multiusuario, aplicaciones y dispositivos compartidos en un entorno de red local, atendiendo a las necesidades y requerimientos especificados.</text:p>
              </text:list-item>
            </text:list>
          </table:table-cell>
          <table:covered-table-cell/>
          <table:table-cell table:style-name="Tabla1.A3" table:number-columns-spanned="2" office:value-type="string">
            <text:list text:continue-numbering="true" text:style-name="WWNum2">
              <text:list-item>
                <text:p text:style-name="P5">· Técnico instalador-reparador de equipos informáticos.</text:p>
              </text:list-item>
              <text:list-item>
                <text:p text:style-name="P5">· Técnico de soporte informático.</text:p>
              </text:list-item>
              <text:list-item>
                <text:p text:style-name="P5">· Técnico de redes de datos.</text:p>
              </text:list-item>
              <text:list-item>
                <text:p text:style-name="P5">· Operador de sistemas.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">ORGANIZACIÓN CONTENIDOS</text:p>
          </table:table-cell>
          <table:covered-table-cell/>
          <table:table-cell table:style-name="Tabla1.A2" table:number-columns-spanned="2" office:value-type="string">
            <text:p text:style-name="P1">RECURSOS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text:continue-numbering="true" text:style-name="WWNum2">
              <text:list-item>
                <text:p text:style-name="P5">1. Protocolo LDAP: origen (X.500), versiones y modelo de funcionamiento cliente-servidor.</text:p>
              </text:list-item>
              <text:list-item>
                <text:p text:style-name="P5">2. Árbol de información de directorio (DIT): DC, OU, CN y jerarquía de entradas.</text:p>
              </text:list-item>
              <text:list-item>
                <text:p text:style-name="P5">3. Esquemas LDAP: clases de objeto (inetOrgPerson, organizationalUnit) y atributos.</text:p>
              </text:list-item>
              <text:list-item>
                <text:p text:style-name="P5">4. Formato LDIF: estructura de ficheros de importación y exportación.</text:p>
              </text:list-item>
              <text:list-item>
                <text:p text:style-name="P5">5. Instalación de slapd y ldap-utils en Ubuntu Server 20.04.</text:p>
              </text:list-item>
              <text:list-item>
                <text:p text:style-name="P5">6. Configuración básica del directorio: sufijo base, contraseña de administrador.</text:p>
              </text:list-item>
              <text:list-item>
                <text:p text:style-name="P5">7. Operaciones básicas con ldapadd, ldapsearch, ldapmodify y ldapdelete.</text:p>
              </text:list-item>
              <text:list-item>
                <text:p text:style-name="P5">8. Herramienta phpLDAPadmin: instalación y uso para gestión gráfica.</text:p>
              </text:list-item>
            </text:list>
          </table:table-cell>
          <table:covered-table-cell/>
          <table:table-cell table:style-name="Tabla1.A3" table:number-columns-spanned="2" office:value-type="string">
            <text:list text:continue-numbering="true" text:style-name="WWNum2">
              <text:list-item>
                <text:p text:style-name="P5">Aula de informática con VirtualBox / Hyper-V.</text:p>
              </text:list-item>
              <text:list-item>
                <text:p text:style-name="P5">VM: Ubuntu Server 20.04 LTS.</text:p>
              </text:list-item>
              <text:list-item>
                <text:p text:style-name="P5">Pizarra digital / proyector.</text:p>
              </text:list-item>
              <text:list-item>
                <text:p text:style-name="P5">Fichas de prácticas guiadas.</text:p>
              </text:list-item>
              <text:list-item>
                <text:p text:style-name="P5">Paquetes: slapd, ldap-utils, phpldapadmin.</text:p>
              </text:list-item>
              <text:list-item>
                <text:p text:style-name="P5">Documentación OpenLDAP (openldap.org/doc).</text:p>
              </text:list-item>
              <text:list-item>
                <text:p text:style-name="P5">Navegador web para phpLDAPadmin.</text:p>
              </text:list-item>
            </text:list>
          </table:table-cell>
          <table:covered-table-cell/>
        </table:table-row>
        <table:table-row table:style-name="Tabla1.1">
          <table:table-cell table:style-name="Tabla1.A2" office:value-type="string">
            <text:p text:style-name="P1">SECUENCIA (FASES)</text:p>
          </table:table-cell>
          <table:table-cell table:style-name="Tabla1.A2" office:value-type="string">
            <text:p text:style-name="P1">EVALUACIÓN</text:p>
          </table:table-cell>
          <table:table-cell table:style-name="Tabla1.A2" office:value-type="string">
            <text:p text:style-name="P1">METODOLOGÍA</text:p>
          </table:table-cell>
          <table:table-cell table:style-name="Tabla1.A2" office:value-type="string">
            <text:p text:style-name="P1">ADAPTACIONES</text:p>
          </table:table-cell>
        </table:table-row>
        <table:table-row table:style-name="Tabla1.1">
          <table:table-cell table:style-name="Tabla1.A3" office:value-type="string">
            <text:list text:continue-numbering="true" text:style-name="WWNum2">
              <text:list-item>
                <text:p text:style-name="P5">1. Activación inicial: ¿cómo gestiona una empresa miles de usuarios sin repetir contraseñas?</text:p>
              </text:list-item>
              <text:list-item>
                <text:p text:style-name="P5">2. Exposición teórica: modelo LDAP, DIT, esquemas y LDIF.</text:p>
              </text:list-item>
              <text:list-item>
                <text:p text:style-name="P5">3. Demostración guiada: instalación de slapd y primera entrada vía ldapadd.</text:p>
              </text:list-item>
              <text:list-item>
                <text:p text:style-name="P5">4. Práctica autónoma: árbol de directorio con OU de usuarios y grupos + búsquedas ldapsearch.</text:p>
              </text:list-item>
              <text:list-item>
                <text:p text:style-name="P5">5. Exploración opcional de phpLDAPadmin; puesta en común.</text:p>
              </text:list-item>
              <text:list-item>
                <text:p text:style-name="P5">6. Evaluación de la unidad.</text:p>
              </text:list-item>
            </text:list>
          </table:table-cell>
          <table:table-cell table:style-name="Tabla1.A3" office:value-type="string">
            <text:p text:style-name="P3">Instrumentos:</text:p>
            <text:p text:style-name="P3">· Práctica calificada: árbol LDAP creado con entradas correctas y búsquedas verificadas (60 %).</text:p>
            <text:p text:style-name="P3">· Prueba teórica: estructura DIT, clases de objeto y formato LDIF (30 %).</text:p>
            <text:p text:style-name="P3">· Observación directa / actitud (10 %).</text:p>
            <text:p text:style-name="P3">Mínimo: ldapsearch devuelve entradas correctamente definidas.</text:p>
          </table:table-cell>
          <table:table-cell table:style-name="Tabla1.A3" office:value-type="string">
            <text:list text:continue-numbering="true" text:style-name="WWNum2">
              <text:list-item>
                <text:p text:style-name="P5">Aprendizaje basado en tareas (ABT).</text:p>
              </text:list-item>
              <text:list-item>
                <text:p text:style-name="P5">Clase expositiva breve + demostración en tiempo real.</text:p>
              </text:list-item>
              <text:list-item>
                <text:p text:style-name="P5">Trabajo individual en máquina virtual.</text:p>
              </text:list-item>
              <text:list-item>
                <text:p text:style-name="P5">Documentación del proceso (memoria de práctica).</text:p>
              </text:list-item>
              <text:list-item>
                <text:p text:style-name="P5">Resolución colaborativa de incidencias.</text:p>
              </text:list-item>
            </text:list>
          </table:table-cell>
          <table:table-cell table:style-name="Tabla1.A3" office:value-type="string">
            <text:list text:continue-numbering="true" text:style-name="WWNum2">
              <text:list-item>
                <text:p text:style-name="P5">Fichero LDIF base proporcionado para alumnado con dificultades.</text:p>
              </text:list-item>
              <text:list-item>
                <text:p text:style-name="P5">Ampliación: configuración de TLS en slapd y conexión ldaps://.</text:p>
              </text:list-item>
              <text:list-item>
                <text:p text:style-name="P5">Agrupamientos flexibles durante la práctica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388cm" fo:margin-left="0.635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6-04-20T07:19:58.310000000</meta:creation-date>
    <dc:date>2026-04-23T09:00:17.647784806</dc:date>
    <meta:generator>LibreOffice/24.2.7.2$Linux_X86_64 LibreOffice_project/420$Build-2</meta:generator>
    <meta:editing-duration>PT7M57S</meta:editing-duration>
    <meta:document-statistic meta:table-count="2" meta:image-count="0" meta:object-count="0" meta:page-count="2" meta:paragraph-count="83" meta:word-count="667" meta:character-count="4440" meta:non-whitespace-character-count="3893"/>
  </office:meta>
</office:document-meta>
</file>